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5bd41" officeooo:paragraph-rsid="0005bd41"/>
    </style:style>
    <style:style style:name="P2" style:family="paragraph" style:parent-style-name="Standard" style:list-style-name="L1">
      <style:text-properties officeooo:rsid="0005bd41" officeooo:paragraph-rsid="0005bd41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torial menjalankan aplikasi RFID reader</text:p>
      <text:list xml:id="list2648743072" text:style-name="L1">
        <text:list-item>
          <text:p text:style-name="P2">Buka Terminal</text:p>
        </text:list-item>
        <text:list-item>
          <text:p text:style-name="P2">masuk ke folder source code program aplikasi, <text:span text:style-name="T1">copy paste command ini di terminal:</text:span> cd ~/rfid-reader</text:p>
        </text:list-item>
        <text:list-item>
          <text:p text:style-name="P2">masuk ke setup python venv, <text:span text:style-name="T1">copy paste command ini di terminal:</text:span></text:p>
          <text:p text:style-name="P2">python3 -m venv venv</text:p>
          <text:p text:style-name="P2">source venv/bin/activate</text:p>
        </text:list-item>
        <text:list-item>
          <text:p text:style-name="P2">jalankan aplikasinya dengan: python main.py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2:30:34.446557455</meta:creation-date>
    <dc:date>2025-12-15T12:35:56.395109922</dc:date>
    <meta:editing-duration>PT5M24S</meta:editing-duration>
    <meta:editing-cycles>1</meta:editing-cycles>
    <meta:document-statistic meta:table-count="0" meta:image-count="0" meta:object-count="0" meta:page-count="1" meta:paragraph-count="7" meta:word-count="48" meta:character-count="310" meta:non-whitespace-character-count="273"/>
    <meta:generator>LibreOffice/7.4.7.2$Linux_AARCH64 LibreOffice_project/40$Build-2</meta:generator>
  </office:meta>
</office:document-meta>
</file>